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9pt" fo:font-weight="normal" officeooo:rsid="00103e17" officeooo:paragraph-rsid="0032dfb6" style:font-size-asian="9pt" style:font-weight-asian="normal" style:font-size-complex="9pt" style:font-weight-complex="normal"/>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3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1"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3"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10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1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5"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1"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2"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3" style:family="paragraph">
      <loext:graphic-properties draw:fill="none"/>
      <style:paragraph-properties fo:text-align="start"/>
      <style:text-properties fo:font-size="18pt"/>
    </style:style>
    <style:style style:name="T1" style:family="text">
      <style:text-properties officeooo:rsid="00aa3450"/>
    </style:style>
    <style:style style:name="T2" style:family="text">
      <style:text-properties officeooo:rsid="00dc589d"/>
    </style:style>
    <style:style style:name="T3" style:family="text">
      <style:text-properties fo:font-weight="bold" officeooo:rsid="00a3eda5" style:font-weight-asian="bold" style:font-weight-complex="bold"/>
    </style:style>
    <style:style style:name="T4" style:family="text">
      <style:text-properties style:use-window-font-color="true" loext:opacity="0%" style:text-position="0% 100%" fo:font-style="normal" style:text-underline-style="none" officeooo:rsid="00dc589d" style:font-style-asian="normal" style:font-style-complex="normal"/>
    </style:style>
    <style:style style:name="T5" style:family="text">
      <style:text-properties style:use-window-font-color="true" loext:opacity="0%" style:text-position="0% 100%" fo:font-style="normal" style:text-underline-style="none" officeooo:rsid="00575802" style:font-style-asian="normal" style:font-style-complex="normal"/>
    </style:style>
    <style:style style:name="T6" style:family="text">
      <style:text-properties style:use-window-font-color="true" loext:opacity="0%" style:text-position="0% 100%" fo:font-style="normal" style:text-underline-style="none" officeooo:rsid="00a3eda5" style:font-style-asian="normal" style:font-style-complex="normal"/>
    </style:style>
    <style:style style:name="T7" style:family="text">
      <style:text-properties style:use-window-font-color="true" loext:opacity="0%" style:text-position="0% 100%" fo:font-style="normal" style:text-underline-style="none" officeooo:rsid="00c6fba0" style:font-style-asian="normal" style:font-style-complex="normal"/>
    </style:style>
    <style:style style:name="T8" style:family="text">
      <style:text-properties style:use-window-font-color="true" loext:opacity="0%" style:text-position="0% 100%" fo:font-style="normal" style:text-underline-style="none" officeooo:rsid="00cdea95" style:font-style-asian="normal" style:font-style-complex="normal"/>
    </style:style>
    <style:style style:name="T9" style:family="text">
      <style:text-properties style:use-window-font-color="true" loext:opacity="0%" style:text-position="0% 100%" fo:font-style="normal" style:text-underline-style="none" officeooo:rsid="00a46655" style:font-style-asian="normal" style:font-style-complex="normal"/>
    </style:style>
    <style:style style:name="T10" style:family="text">
      <style:text-properties style:use-window-font-color="true" loext:opacity="0%" style:text-position="0% 100%" fo:font-style="normal" style:text-underline-style="none" officeooo:rsid="00b0da0b" style:font-style-asian="normal" style:font-style-complex="normal"/>
    </style:style>
    <style:style style:name="T11"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2" style:family="text">
      <style:text-properties officeooo:rsid="001e24bf"/>
    </style:style>
    <style:style style:name="T13" style:family="text">
      <style:text-properties officeooo:rsid="001e24bf" fo:background-color="transparent" loext:char-shading-value="0"/>
    </style:style>
    <style:style style:name="T14" style:family="text">
      <style:text-properties fo:background-color="transparent" loext:char-shading-value="0"/>
    </style:style>
    <style:style style:name="T15" style:family="text">
      <style:text-properties officeooo:rsid="00131aed" fo:background-color="transparent" loext:char-shading-value="0"/>
    </style:style>
    <style:style style:name="T16" style:family="text">
      <style:text-properties officeooo:rsid="00352e65"/>
    </style:style>
    <style:style style:name="T17" style:family="text">
      <style:text-properties officeooo:rsid="004b48b9"/>
    </style:style>
    <style:style style:name="T18" style:family="text">
      <style:text-properties officeooo:rsid="00c6fba0"/>
    </style:style>
    <style:style style:name="T19" style:family="text">
      <style:text-properties officeooo:rsid="00d64a4c"/>
    </style:style>
    <style:style style:name="T20"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1"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2"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3" style:family="text">
      <style:text-properties style:text-underline-style="solid" style:text-underline-width="auto" style:text-underline-color="font-color"/>
    </style:style>
    <style:style style:name="T24" style:family="text">
      <style:text-properties officeooo:rsid="0085698c"/>
    </style:style>
    <style:style style:name="T25" style:family="text">
      <style:text-properties style:text-position="super 58%"/>
    </style:style>
    <style:style style:name="T26" style:family="text">
      <style:text-properties officeooo:rsid="00187300"/>
    </style:style>
    <style:style style:name="T27" style:family="text">
      <style:text-properties style:text-underline-style="none" officeooo:rsid="00187300"/>
    </style:style>
    <style:style style:name="T28" style:family="text">
      <style:text-properties style:text-position="0% 100%" style:text-underline-style="none" officeooo:rsid="00aa3450"/>
    </style:style>
    <style:style style:name="T29" style:family="text">
      <style:text-properties style:text-position="0% 100%" style:text-underline-style="none" officeooo:rsid="00810cee"/>
    </style:style>
    <style:style style:name="T30" style:family="text">
      <style:text-properties style:text-position="0% 100%" style:text-underline-style="none" officeooo:rsid="00a46655"/>
    </style:style>
    <style:style style:name="T31" style:family="text">
      <style:text-properties style:text-position="0% 100%" style:text-underline-style="none" officeooo:rsid="00b136c2"/>
    </style:style>
    <style:style style:name="T32" style:family="text">
      <style:text-properties style:text-position="0% 100%" style:text-underline-style="none" officeooo:rsid="00b98c6d"/>
    </style:style>
    <style:style style:name="T33" style:family="text">
      <style:text-properties style:text-position="0% 100%" style:text-underline-style="none" officeooo:rsid="001a1671"/>
    </style:style>
    <style:style style:name="T34"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style:text-underline-style="none"/>
    </style:style>
    <style:style style:name="T41" style:family="text">
      <style:text-properties fo:color="#000000" loext:opacity="100%" style:text-position="0% 100%"/>
    </style:style>
    <style:style style:name="T42" style:family="text">
      <style:text-properties fo:color="#000000" loext:opacity="100%" style:text-position="0% 100%" officeooo:rsid="00aa3450"/>
    </style:style>
    <style:style style:name="T43" style:family="text">
      <style:text-properties fo:color="#000000" loext:opacity="100%" style:text-position="0% 100%" officeooo:rsid="00383ff8"/>
    </style:style>
    <style:style style:name="T44" style:family="text">
      <style:text-properties fo:color="#000000" loext:opacity="100%" style:text-position="0% 100%" officeooo:rsid="001a55d7"/>
    </style:style>
    <style:style style:name="T45" style:family="text">
      <style:text-properties fo:color="#000000" loext:opacity="100%" style:text-position="0% 100%" officeooo:rsid="003820fe"/>
    </style:style>
    <style:style style:name="T46" style:family="text">
      <style:text-properties fo:color="#000000" loext:opacity="100%" style:text-position="0% 100%" officeooo:rsid="002f6edf"/>
    </style:style>
    <style:style style:name="T47" style:family="text">
      <style:text-properties fo:color="#000000" loext:opacity="100%" style:text-position="0% 100%" officeooo:rsid="002ecbd3"/>
    </style:style>
    <style:style style:name="T48" style:family="text">
      <style:text-properties fo:color="#000000" loext:opacity="100%" style:text-position="0% 100%" officeooo:rsid="002c297e"/>
    </style:style>
    <style:style style:name="T49" style:family="text">
      <style:text-properties style:text-position="0% 100%"/>
    </style:style>
    <style:style style:name="T50" style:family="text">
      <style:text-properties style:text-position="0% 100%" officeooo:rsid="00319c5b"/>
    </style:style>
    <style:style style:name="T51" style:family="text">
      <style:text-properties style:text-position="0% 100%" officeooo:rsid="00509fca"/>
    </style:style>
    <style:style style:name="T52" style:family="text">
      <style:text-properties style:text-position="0% 100%" officeooo:rsid="00c6fba0"/>
    </style:style>
    <style:style style:name="T53" style:family="text">
      <style:text-properties style:text-position="0% 100%" officeooo:rsid="00a46655"/>
    </style:style>
    <style:style style:name="T54" style:family="text">
      <style:text-properties style:text-position="0% 100%" officeooo:rsid="00359fb0"/>
    </style:style>
    <style:style style:name="T55" style:family="text">
      <style:text-properties style:text-position="0% 100%" officeooo:rsid="003aa4d3"/>
    </style:style>
    <style:style style:name="T56" style:family="text">
      <style:text-properties fo:color="#000000" loext:opacity="100%" style:text-position="0% 100%" style:text-underline-style="none" officeooo:rsid="00aa3450"/>
    </style:style>
    <style:style style:name="T57" style:family="text">
      <style:text-properties style:text-position="0% 100%" style:text-underline-style="none"/>
    </style:style>
    <style:style style:name="T58" style:family="text">
      <style:text-properties style:text-position="0% 100%" style:text-underline-style="none" officeooo:rsid="001d1693"/>
    </style:style>
    <style:style style:name="T59" style:family="text">
      <style:text-properties style:text-position="0% 100%" style:text-underline-style="none" officeooo:rsid="004b48b9"/>
    </style:style>
    <style:style style:name="T60" style:family="text">
      <style:text-properties style:text-position="0% 100%" style:text-underline-style="none" officeooo:rsid="00103e17"/>
    </style:style>
    <style:style style:name="T61" style:family="text">
      <style:text-properties style:text-underline-style="solid" style:text-underline-width="auto" style:text-underline-color="font-color" officeooo:rsid="002aa5b4"/>
    </style:style>
    <style:style style:name="T62" style:family="text">
      <style:text-properties officeooo:rsid="002aa5b4"/>
    </style:style>
    <style:style style:name="T63" style:family="text">
      <style:text-properties style:text-position="0% 100%" officeooo:rsid="00103e17"/>
    </style:style>
    <style:style style:name="T64" style:family="text">
      <style:text-properties style:text-position="0% 100%" officeooo:rsid="00fa1b76"/>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text-position="0% 100%" fo:font-weight="bold" style:font-weight-asian="bold" style:font-weight-complex="bold"/>
    </style:style>
    <style:style style:name="T67" style:family="text">
      <style:text-properties style:text-position="0% 100%" fo:font-style="italic" style:font-style-asian="italic" style:font-style-complex="italic"/>
    </style:style>
    <style:style style:name="T68" style:family="text">
      <style:text-properties fo:color="#ce181e" loext:opacity="100%" style:text-position="0% 100%" fo:font-style="italic" style:font-style-asian="italic" style:font-style-complex="italic"/>
    </style:style>
    <style:style style:name="T69" style:family="text">
      <style:text-properties style:use-window-font-color="true" loext:opacity="0%" style:text-position="0% 100%" fo:font-style="italic" officeooo:rsid="00236311" style:font-style-asian="italic" style:font-style-complex="italic"/>
    </style:style>
    <style:style style:name="T70" style:family="text">
      <style:text-properties style:text-position="0% 100%" officeooo:rsid="00b7cc2a"/>
    </style:style>
    <style:style style:name="T71" style:family="text">
      <style:text-properties style:text-position="0% 100%" style:text-underline-style="solid" style:text-underline-width="auto" style:text-underline-color="font-color" officeooo:rsid="00a46655"/>
    </style:style>
    <style:style style:name="T72" style:family="text">
      <style:text-properties style:use-window-font-color="true" loext:opacity="0%" style:text-position="0% 100%" style:font-name="Marianne" officeooo:rsid="005f799e"/>
    </style:style>
    <style:style style:name="T73" style:family="text">
      <style:text-properties fo:color="#000000" loext:opacity="100%" officeooo:rsid="00ac8b27" fo:background-color="transparent" loext:char-shading-value="0"/>
    </style:style>
    <style:style style:name="T74" style:family="text">
      <style:text-properties fo:color="#000000" loext:opacity="100%" fo:background-color="transparent" loext:char-shading-value="0"/>
    </style:style>
    <style:style style:name="T75" style:family="text">
      <style:text-properties fo:color="#000000" loext:opacity="100%" officeooo:rsid="003820fe" fo:background-color="transparent" loext:char-shading-value="0"/>
    </style:style>
    <style:style style:name="T76" style:family="text">
      <style:text-properties fo:color="#000000" loext:opacity="100%" officeooo:rsid="00b62967" fo:background-color="transparent" loext:char-shading-value="0"/>
    </style:style>
    <style:style style:name="T77" style:family="text">
      <style:text-properties fo:color="#000000" loext:opacity="100%" officeooo:rsid="00a46655" fo:background-color="transparent" loext:char-shading-value="0"/>
    </style:style>
    <style:style style:name="T78" style:family="text">
      <style:text-properties fo:color="#000000" loext:opacity="100%" officeooo:rsid="003917ac" fo:background-color="transparent" loext:char-shading-value="0"/>
    </style:style>
    <style:style style:name="T79" style:family="text">
      <style:text-properties fo:color="#000000" loext:opacity="100%" officeooo:rsid="00359fb0" fo:background-color="transparent" loext:char-shading-value="0"/>
    </style:style>
    <style:style style:name="T80" style:family="text">
      <style:text-properties fo:color="#000000" loext:opacity="100%" officeooo:rsid="00187300" fo:background-color="transparent" loext:char-shading-value="0"/>
    </style:style>
    <style:style style:name="T81" style:family="text">
      <style:text-properties officeooo:rsid="00892e7e"/>
    </style:style>
    <style:style style:name="T82" style:family="text">
      <style:text-properties officeooo:rsid="006a0a48"/>
    </style:style>
    <style:style style:name="T83" style:family="text">
      <style:text-properties officeooo:rsid="0035742d"/>
    </style:style>
    <style:style style:name="T84" style:family="text">
      <style:text-properties officeooo:rsid="00f319fb"/>
    </style:style>
    <style:style style:name="T85" style:family="text">
      <style:text-properties style:text-underline-style="none" officeooo:rsid="00f319fb"/>
    </style:style>
    <style:style style:name="T86" style:family="text">
      <style:text-properties style:text-position="0% 100%" style:text-underline-style="solid" style:text-underline-width="auto" style:text-underline-color="font-color" fo:font-weight="bold" style:font-weight-asian="bold" style:font-weight-complex="bold"/>
    </style:style>
    <style:style style:name="T87" style:family="text">
      <style:text-properties style:text-position="0% 100%" style:text-underline-style="solid" style:text-underline-width="auto" style:text-underline-color="font-color" fo:font-weight="bold" officeooo:rsid="0046d465" style:font-weight-asian="bold" style:font-weight-complex="bold"/>
    </style:style>
    <style:style style:name="T88" style:family="text">
      <style:text-properties style:text-position="0% 100%" style:text-underline-style="none" fo:font-weight="bold" style:font-weight-asian="bold" style:font-weight-complex="bold"/>
    </style:style>
    <style:style style:name="T89" style:family="text">
      <style:text-properties officeooo:rsid="00ac8b27"/>
    </style:style>
    <style:style style:name="T90" style:family="text">
      <style:text-properties officeooo:rsid="009d8d3f"/>
    </style:style>
    <style:style style:name="T91" style:family="text">
      <style:text-properties officeooo:rsid="00103e17"/>
    </style:style>
    <style:style style:name="T92" style:family="text">
      <style:text-properties officeooo:rsid="009c9fc2"/>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46d465" style:font-weight-asian="bold" style:font-weight-complex="bold"/>
    </style:style>
    <style:style style:name="T95" style:family="text">
      <style:text-properties style:text-underline-style="solid" style:text-underline-width="auto" style:text-underline-color="font-color" fo:font-weight="bold" officeooo:rsid="0032e1bd" style:font-weight-asian="bold" style:font-weight-complex="bold"/>
    </style:style>
    <style:style style:name="T96" style:family="text">
      <style:text-properties style:text-underline-style="solid" style:text-underline-width="auto" style:text-underline-color="font-color" fo:font-weight="bold" officeooo:rsid="00677533" style:font-weight-asian="bold" style:font-weight-complex="bold"/>
    </style:style>
    <style:style style:name="T97" style:family="text">
      <style:text-properties fo:font-weight="bold" officeooo:rsid="0032e1bd" style:font-weight-asian="bold" style:font-weight-complex="bold"/>
    </style:style>
    <style:style style:name="T98" style:family="text">
      <style:text-properties officeooo:rsid="00b7cc2a"/>
    </style:style>
    <style:style style:name="T99" style:family="text">
      <style:text-properties officeooo:rsid="00a46655"/>
    </style:style>
    <style:style style:name="T100" style:family="text">
      <style:text-properties officeooo:rsid="001a55d7"/>
    </style:style>
    <style:style style:name="T101" style:family="text">
      <style:text-properties officeooo:rsid="0037568f"/>
    </style:style>
    <style:style style:name="T102" style:family="text">
      <style:text-properties officeooo:rsid="000ec47d" fo:background-color="#ffffff" loext:char-shading-value="0"/>
    </style:style>
    <style:style style:name="T103" style:family="text">
      <style:text-properties officeooo:rsid="00509fca" fo:background-color="#ffffff" loext:char-shading-value="0"/>
    </style:style>
    <style:style style:name="T104" style:family="text">
      <style:text-properties officeooo:rsid="00b7cc2a" fo:background-color="#ffffff" loext:char-shading-value="0"/>
    </style:style>
    <style:style style:name="T105" style:family="text">
      <style:text-properties officeooo:rsid="00509fca"/>
    </style:style>
    <style:style style:name="T106" style:family="text">
      <style:text-properties officeooo:rsid="00ebd23b"/>
    </style:style>
    <style:style style:name="T107" style:family="text">
      <style:text-properties officeooo:rsid="00371491"/>
    </style:style>
    <style:style style:name="T108" style:family="text">
      <style:text-properties officeooo:rsid="00540074"/>
    </style:style>
    <style:style style:name="T109" style:family="text">
      <style:text-properties officeooo:rsid="0046d465"/>
    </style:style>
    <style:style style:name="T110" style:family="text">
      <style:text-properties officeooo:rsid="00693472"/>
    </style:style>
    <style:style style:name="T111" style:family="text">
      <style:text-properties officeooo:rsid="0032e1b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509fca" style:font-weight-asian="normal" style:font-weight-complex="normal"/>
    </style:style>
    <style:style style:name="T114" style:family="text">
      <style:text-properties style:text-underline-style="none" fo:font-weight="normal" officeooo:rsid="0063b851" style:font-weight-asian="normal" style:font-weight-complex="normal"/>
    </style:style>
    <style:style style:name="T115" style:family="text">
      <style:text-properties officeooo:rsid="0017a649"/>
    </style:style>
    <style:style style:name="T116" style:family="text">
      <style:text-properties officeooo:rsid="000ec47d"/>
    </style:style>
    <style:style style:name="T117" style:family="text">
      <style:text-properties officeooo:rsid="005e7b1f"/>
    </style:style>
    <style:style style:name="T118" style:family="text">
      <style:text-properties officeooo:rsid="0054804a"/>
    </style:style>
    <style:style style:name="T119" style:family="text">
      <style:text-properties officeooo:rsid="0026d134"/>
    </style:style>
    <style:style style:name="T120" style:family="text">
      <style:text-properties officeooo:rsid="0060073f"/>
    </style:style>
    <style:style style:name="T121" style:family="text">
      <style:text-properties officeooo:rsid="00264103"/>
    </style:style>
    <style:style style:name="T122" style:family="text">
      <style:text-properties style:text-underline-style="none" officeooo:rsid="00264103"/>
    </style:style>
    <style:style style:name="T123"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5"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9"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30"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1" style:family="text">
      <style:text-properties officeooo:rsid="003d4e7a"/>
    </style:style>
    <style:style style:name="T132" style:family="text">
      <style:text-properties officeooo:rsid="0054fba1"/>
    </style:style>
    <style:style style:name="T133" style:family="text">
      <style:text-properties officeooo:rsid="002d4b3f"/>
    </style:style>
    <style:style style:name="T134" style:family="text">
      <style:text-properties fo:color="#000000" loext:opacity="100%"/>
    </style:style>
    <style:style style:name="T135" style:family="text">
      <style:text-properties fo:color="#000000" loext:opacity="100%" officeooo:rsid="003d4e7a"/>
    </style:style>
    <style:style style:name="T136" style:family="text">
      <style:text-properties officeooo:rsid="002f309d"/>
    </style:style>
    <style:style style:name="T137" style:family="text">
      <style:text-properties officeooo:rsid="001adf41"/>
    </style:style>
    <style:style style:name="T138" style:family="text">
      <style:text-properties officeooo:rsid="00af2972"/>
    </style:style>
    <style:style style:name="T139"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40" style:family="text">
      <style:text-properties officeooo:rsid="0051d80c"/>
    </style:style>
    <style:style style:name="T141" style:family="text">
      <style:text-properties officeooo:rsid="0015eb4f"/>
    </style:style>
    <style:style style:name="T142" style:family="text">
      <style:text-properties officeooo:rsid="0016c917"/>
    </style:style>
    <style:style style:name="T143" style:family="text">
      <style:text-properties fo:font-size="10pt" style:font-size-asian="10pt" style:font-size-complex="10pt"/>
    </style:style>
    <style:style style:name="T144" style:family="text">
      <style:text-properties fo:font-size="10pt" officeooo:rsid="00a46655" style:font-size-asian="10pt" style:font-size-complex="10pt"/>
    </style:style>
    <style:style style:name="T145" style:family="text">
      <style:text-properties fo:font-size="10pt" officeooo:rsid="00c6fba0" style:font-size-asian="10pt" style:font-size-complex="10pt"/>
    </style:style>
    <style:style style:name="T146" style:family="text">
      <style:text-properties fo:font-size="10pt" officeooo:rsid="00af2972" style:font-size-asian="10pt" style:font-size-complex="10pt"/>
    </style:style>
    <style:style style:name="T147" style:family="text">
      <style:text-properties fo:font-size="10pt" officeooo:rsid="00264103" style:font-size-asian="10pt" style:font-size-complex="10pt"/>
    </style:style>
    <style:style style:name="T148"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50" style:family="text">
      <style:text-properties fo:color="#000000" loext:opacity="100%" officeooo:rsid="0017a649"/>
    </style:style>
    <style:style style:name="T151" style:family="text">
      <style:text-properties fo:color="#000000" loext:opacity="100%" officeooo:rsid="004edaf1"/>
    </style:style>
    <style:style style:name="T152" style:family="text">
      <style:text-properties fo:color="#000000" loext:opacity="100%" officeooo:rsid="004fb3db"/>
    </style:style>
    <style:style style:name="T153"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4"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5" style:family="text">
      <style:text-properties fo:color="#000000" loext:opacity="100%" officeooo:rsid="0050b5c3"/>
    </style:style>
    <style:style style:name="T156" style:family="text">
      <style:text-properties officeooo:rsid="008b7012"/>
    </style:style>
    <style:style style:name="T157" style:family="text">
      <style:text-properties officeooo:rsid="0057dfa3"/>
    </style:style>
    <style:style style:name="T158" style:family="text">
      <style:text-properties style:text-underline-style="solid" style:text-underline-width="auto" style:text-underline-color="font-color" fo:font-weight="bold" officeooo:rsid="0060e753" style:font-weight-asian="bold" style:font-weight-complex="bold"/>
    </style:style>
    <style:style style:name="T159"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text:p>
      <text:p text:style-name="P3">Convention n° {d.convention.numero} (dossier {d.dossier.numero})</text:p>
      <text:p text:style-name="P4"/>
      <text:p text:style-name="P5"/>
      <text:p text:style-name="P6">Par décision<text:span text:style-name="T1">(s)</text:span> GEND/DRHGN/SDAP/BRPF {d.decisionsListe}, le directeur général de la gendarmerie nationale <text:span text:style-name="T2">a octroyé </text:span>le bénéfice de la protection fonctionnelle sur le fondement des articles L. 4123-10 du code de la défense et L. 113-1 du code de la sécurité intérieure <text:span text:style-name="T2">aux militaires suivants : </text:span><text:span text:style-name="T3">{d.demandeursListe}.</text:span></text:p>
      <text:p text:style-name="P5"/>
      <text:p text:style-name="P7"><text:span text:style-name="T4">P</text:span><text:span text:style-name="T5">our assurer la défense de</text:span><text:span text:style-name="T6">s</text:span><text:span text:style-name="T5"> intérêts </text:span><text:span text:style-name="T7">des militaires </text:span><text:span text:style-name="T5">dans le cadre de la procédure ouverte </text:span><text:span text:style-name="T8">(</text:span><text:span text:style-name="T5">{d.convention.instance}</text:span><text:span text:style-name="T8">)</text:span><text:span text:style-name="T5"> à la suite des faits </text:span><text:span text:style-name="T6">survenus</text:span><text:span text:style-name="T5"> </text:span><text:span text:style-name="T9">et pour lesquels </text:span><text:span text:style-name="T4">ils</text:span><text:span text:style-name="T10"> sont</text:span><text:span text:style-name="T9"> {d.convention.victimeOuMisEnCause}, </text:span><text:span text:style-name="T4">l’avocat suivant a été désigné pour les représenter : </text:span><text:span text:style-name="T11">Maître {d.avocat.prenom} {d.avocat.nom}</text:span><text:span text:style-name="T5">.</text:span></text:p>
      <text:p text:style-name="P5"/>
      <text:p text:style-name="P8">Ceci exposé, il est conclu entre :</text:p>
      <text:p text:style-name="P9"/>
      <text:p text:style-name="P9"><text:span text:style-name="T12">La direction générale de la gendarmerie nationale</text:span><text:span text:style-name="T13">, représentée par son d</text:span><text:span text:style-name="T14">irecteur </text:span><text:span text:style-name="T15">g</text:span><text:span text:style-name="T14">énéral</text:span></text:p>
      <text:p text:style-name="P10"><text:span text:style-name="T16">4 rue Clau</text:span>de Bernard, Issy-les-Moulineaux (92130)</text:p>
      <text:p text:style-name="P10"/>
      <text:p text:style-name="P11">Ci-après « <text:span text:style-name="T17">l</text:span>a DGGN »</text:p>
      <text:p text:style-name="P11"/>
      <text:p text:style-name="P12">Et</text:p>
      <text:p text:style-name="P13"/>
      <text:p text:style-name="P14"><text:span text:style-name="T18">L</text:span>es militaires clients</text:p>
      <text:p text:style-name="P15">{d.demandeursListeDetaille:convCRLF}</text:p>
      <text:p text:style-name="P16"/>
      <text:p text:style-name="P17">Ci-après « <text:span text:style-name="T19">l</text:span><text:span text:style-name="T1">es militaires »</text:span></text:p>
      <text:p text:style-name="P18"/>
      <text:p text:style-name="P18">Et</text:p>
      <text:p text:style-name="P19"/>
      <text:p text:style-name="P20"><text:span text:style-name="T20">Maître </text:span><text:span text:style-name="T21">{d.avocat.prenom} {d.avocat.nom}</text:span></text:p>
      <text:p text:style-name="P21">{d.avocat.email}</text:p>
      <text:p text:style-name="P21">{d.avocat.telephonePublic1} – {d.avocat.telephonePublic2}</text:p>
      <text:p text:style-name="P21">{d.avocat.adressePostale}</text:p>
      <text:p text:style-name="P22"/>
      <text:p text:style-name="P23"><text:soft-page-break/>Ci-après « <text:span text:style-name="T1">l’avocat</text:span><text:span text:style-name="T22"> »</text:span></text:p>
      <text:p text:style-name="P24"/>
      <text:p text:style-name="P25">la convention suivante :</text:p>
      <text:p text:style-name="P26"/>
      <text:p text:style-name="P27"><text:span text:style-name="T23">Préambule</text:span> :</text:p>
      <text:p text:style-name="P28"/>
      <text:p text:style-name="P29">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4">7.</text:span></text:p>
      <text:p text:style-name="P29"/>
      <text:p text:style-name="P29"/>
      <text:p text:style-name="P30">Article 1<text:span text:style-name="T25">er</text:span> - <text:span text:style-name="T26">Mission de l’avocat</text:span><text:span text:style-name="T27"> :</text:span></text:p>
      <text:p text:style-name="P31"/>
      <text:p text:style-name="P32"><text:span text:style-name="T28">L’avocat </text:span><text:span text:style-name="T29">est </text:span><text:span text:style-name="T28">chargé</text:span><text:span text:style-name="T29"> de conseiller et d’assurer la défense des intérêts</text:span><text:span text:style-name="T30"> des militaire</text:span><text:span text:style-name="T31">s</text:span><text:span text:style-name="T29"> </text:span><text:span text:style-name="T30">pour </text:span><text:span text:style-name="T32">la phase suivante</text:span><text:span text:style-name="T30"> : {d.convention.instance}</text:span><text:span text:style-name="T33">.</text:span></text:p>
      <text:p text:style-name="P33"/>
      <text:p text:style-name="P34"><text:span text:style-name="T24">P</text:span>our cela, <text:span text:style-name="T1">l’avocat </text:span>s’engage à conseiller, mettre en œuvre tous les moyens de droit et de procédure ainsi qu’à effectuer toutes les diligences nécessaires à la défense des intérêts d<text:span text:style-name="T18">es</text:span> militaire<text:span text:style-name="T18">s</text:span>.</text:p>
      <text:p text:style-name="P33"/>
      <text:p text:style-name="P35"><text:span text:style-name="T1">L’avocat </text:span>s’oblige à appeler en la cause, <text:span text:style-name="T24">dans les cas où cela est nécessaire,</text:span> l’agent judiciaire de l’État, seule autorité compétente pour demander réparation des préjudices de l’État.</text:p>
      <text:p text:style-name="P35"/>
      <text:p text:style-name="P36"><text:span text:style-name="T34">L</text:span><text:span text:style-name="T35">’appel </text:span><text:span text:style-name="T36">en</text:span><text:span text:style-name="T35"> la cause s’effectue via l’adresse :</text:span><text:span text:style-name="T37"> </text:span><text:a xlink:type="simple" xlink:href="mailto:aje-urgences-penales@finances.gouv.fr" text:style-name="Internet_20_link" text:visited-style-name="Visited_20_Internet_20_Link"><text:span text:style-name="T38">aje-urgences-penales@finances.gouv.fr</text:span></text:a><text:span text:style-name="T39"> </text:span></text:p>
      <text:p text:style-name="P37"/>
      <text:p text:style-name="P37"/>
      <text:p text:style-name="P38">Article 2 – Règles essentielles dans les relations entre les parties<text:span text:style-name="T40"> :</text:span></text:p>
      <text:p text:style-name="P39"/>
      <text:p text:style-name="P40"><text:span text:style-name="T41">Sous réserve du respect des règles déontologiques de sa profession, </text:span><text:span text:style-name="T42">l’avocat </text:span><text:span text:style-name="T43">s’engage à tenir informée</text:span><text:span text:style-name="T41"> </text:span><text:span text:style-name="T44">la DGGN</text:span><text:span text:style-name="T41"> de l’évolution du dossier pour lequel la protection juridique a été accordée</text:span><text:span text:style-name="T45">.</text:span></text:p>
      <text:p text:style-name="P41"/>
      <text:p text:style-name="P42"><text:span text:style-name="T42">L’avocat </text:span><text:span text:style-name="T46">a</text:span><text:span text:style-name="T47">dresse </text:span><text:span text:style-name="T48">sans délai, une copie des décisions de justice rendues dans le cadre de l'affaire en cause via l'adresse de messagerie électronique :</text:span></text:p>
      <text:p text:style-name="P43"><text:a xlink:type="simple" xlink:href="mailto:protection-fonctionnelle@gendarmerie.interieur.gouv.fr" text:style-name="Internet_20_link" text:visited-style-name="Visited_20_Internet_20_Link">protection-fonctionnelle@gendarmerie.interieur.gouv.fr</text:a><text:span text:style-name="T48"> </text:span></text:p>
      <text:p text:style-name="P44"/>
      <text:p text:style-name="P45"><text:span text:style-name="T42">L’avocat </text:span><text:span text:style-name="T49">s'engage également à informer dans les meilleurs délais la direction générale de la gendarmerie </text:span><text:span text:style-name="T50">nationale </text:span><text:span text:style-name="T49">de tout empêchement de </text:span><text:span text:style-name="T51">quelque</text:span><text:span text:style-name="T49"> nature qu</text:span><text:span text:style-name="T51">e ce</text:span><text:span text:style-name="T49"> soit dans sa mission de défense des intérêt</text:span><text:span text:style-name="T52">s </text:span><text:span text:style-name="T53">des militaires</text:span><text:span text:style-name="T49"> </text:span><text:span text:style-name="T54">bénéficiant de la protection fonctionnelle, </text:span><text:span text:style-name="T55">ainsi que </text:span><text:span text:style-name="T49">des modalités </text:span><text:span text:style-name="T50">mises e</text:span><text:span text:style-name="T49">n place afin d'assurer la continuité de sa mission pendant cette période.</text:span></text:p>
      <text:p text:style-name="P46"/>
      <text:p text:style-name="P47">En cas d’urgence ou de nécessité, <text:span text:style-name="T56">l’avocat </text:span><text:span text:style-name="T57">pourra se faire substituer à l’audience par un confrère de son choix. </text:span><text:span text:style-name="T58">Il dev</text:span><text:span text:style-name="T59">r</text:span><text:span text:style-name="T58">a au préalable en informer la DGGN.</text:span></text:p>
      <text:p text:style-name="P48"/>
      <text:p text:style-name="P49"><text:span text:style-name="T57">En contrepartie de l’engagement ainsi défini, les parties conviennent de définir comme suit la rémunération de </text:span><text:span text:style-name="T56">l’avocat</text:span><text:span text:style-name="T60">.</text:span></text:p>
      <text:p text:style-name="P50"/>
      <text:p text:style-name="P50"/>
      <text:p text:style-name="P51"><text:soft-page-break/><text:span text:style-name="T23">Article </text:span><text:span text:style-name="T61">3</text:span><text:span text:style-name="T23"> – Honoraires de l’avocat</text:span><text:span text:style-name="T40"> :</text:span></text:p>
      <text:p text:style-name="P52"/>
      <text:p text:style-name="P53">Article <text:span text:style-name="T62">3</text:span>-1 – Honoraires de base<text:span text:style-name="T40"> :</text:span></text:p>
      <text:p text:style-name="P54"/>
      <text:p text:style-name="P55"><text:span text:style-name="T49">Les honoraires dus à Maître </text:span><text:span text:style-name="T63">{d.avocat.prenom} {d.avocat.nom}</text:span><text:span text:style-name="T49"> s'établiront à la somme forfaitaire </text:span><text:span text:style-name="T64">maximale </text:span><text:span text:style-name="T49">de </text:span><text:span text:style-name="T65">{d.convention.montantHT}</text:span><text:span text:style-name="T66"> €</text:span><text:span text:style-name="T49"> [</text:span><text:span text:style-name="T67">{d.convention.montantHTEnLettres}</text:span><text:span text:style-name="T68"> </text:span><text:span text:style-name="T69">euros</text:span><text:span text:style-name="T49">] hors taxes {d.convention.complementFacturation:convCRLF} </text:span><text:span text:style-name="T53">pour </text:span><text:span text:style-name="T70">la ou les diligences suivantes</text:span><text:span text:style-name="T53"> : </text:span><text:span text:style-name="T71">{d.diligence.libelle}</text:span><text:span text:style-name="T72">.</text:span></text:p>
      <text:p text:style-name="P56"/>
      <text:p text:style-name="P57">{d.diligence.description:convCRLF}</text:p>
      <text:p text:style-name="P56"/>
      <text:p text:style-name="P58"><text:span text:style-name="T73">L’avocat </text:span><text:span text:style-name="T74">s'engage à ne </text:span><text:span text:style-name="T75">demander </text:span><text:span text:style-name="T76">aux</text:span><text:span text:style-name="T77"> militaires</text:span><text:span text:style-name="T75"> </text:span><text:span text:style-name="T78">bénéfic</text:span><text:span text:style-name="T79">iant de la protection fonctionnelle</text:span><text:span text:style-name="T74">, aucune prestation monétaire à quel que titre que ce soit, à l'exception des frais qui ont été laissés par la direction générale de la gendarmerie nationale à la charge exclusive</text:span><text:span text:style-name="T77"> des militaires</text:span><text:span text:style-name="T80">.</text:span></text:p>
      <text:p text:style-name="P59"/>
      <text:p text:style-name="P51"><text:span text:style-name="T23">Article </text:span><text:span text:style-name="T61">3</text:span><text:span text:style-name="T23">-2 – Honoraires complémentaires</text:span><text:span text:style-name="T40"> :</text:span></text:p>
      <text:p text:style-name="P60"/>
      <text:p text:style-name="P61">Les diligences <text:span text:style-name="T81">ou militaires</text:span> non couverts par les honoraires <text:span text:style-name="T81">initiaux peuvent donner</text:span> lieu à <text:span text:style-name="T81">des</text:span> honoraires complémentaires, sous la forme d’un avenant, <text:span text:style-name="T82">après accord exprès de la DGGN</text:span>.</text:p>
      <text:p text:style-name="P62"/>
      <text:p text:style-name="P63">Article <text:span text:style-name="T62">3</text:span>-<text:span text:style-name="T83">3</text:span> – Taxe sur la valeur ajoutée <text:span text:style-name="T84">ou taxe générale à la consommation</text:span><text:span text:style-name="T85"> </text:span><text:span text:style-name="T40">:</text:span></text:p>
      <text:p text:style-name="P64"/>
      <text:p text:style-name="P65">La taxe sur la valeur ajoutée <text:span text:style-name="T84">ou la taxe générale à la consommation</text:span> sera facturée en sus à la date d'exigibilité du paiement et au taux en vigueur à la date du fait générateur de la prestation.</text:p>
      <text:p text:style-name="P65"/>
      <text:p text:style-name="P65"/>
      <text:p text:style-name="P66"><text:span text:style-name="T86">Article </text:span><text:span text:style-name="T87">4</text:span><text:span text:style-name="T86"> – Dessaisissement</text:span><text:span text:style-name="T88"> :</text:span></text:p>
      <text:p text:style-name="P67"/>
      <text:p text:style-name="P68">Dans l’hypothèse où<text:span text:style-name="T89"> les </text:span><text:span text:style-name="T90">militaire</text:span><text:span text:style-name="T89">s</text:span> souhaiterait dessaisir <text:span text:style-name="T89">l’avocat</text:span><text:span text:style-name="T91"> </text:span><text:span text:style-name="T92">en</text:span> cours de procédure, la DGGN ne sera pas tenue de prendre en charge l’intégralité du forfait convenu à l’article 3-1 de la présente convention.</text:p>
      <text:p text:style-name="P68"/>
      <text:p text:style-name="P68">Dès lors, il appartiendra à la DGGN et à <text:span text:style-name="T89">l’avocat</text:span> de déterminer ensemble le forfait correspondant aux diligences accomplies par l’avocat jusqu’à son dessaisissement et pris en charge par la DGGN au titre de la protection fonctionnelle accordée au<text:span text:style-name="T18">x</text:span> militaire<text:span text:style-name="T18">s</text:span>.</text:p>
      <text:p text:style-name="P65"/>
      <text:p text:style-name="P65"/>
      <text:p text:style-name="P69"><text:span text:style-name="T93">Article </text:span><text:span text:style-name="T94">5</text:span><text:span text:style-name="T93"> – </text:span><text:span text:style-name="T95">Recouvrement des sommes </text:span><text:span text:style-name="T96">dues au titre des frais irrépétibles</text:span><text:span text:style-name="T97"> :</text:span></text:p>
      <text:p text:style-name="P70"/>
      <text:p text:style-name="P71"><text:span text:style-name="T89">L’avocat</text:span><text:span text:style-name="T91"> </text:span>veille à demander pour<text:span text:style-name="T98"> les</text:span><text:span text:style-name="T99"> militaire</text:span><text:span text:style-name="T98">s</text:span><text:span text:style-name="T100"> </text:span>la condamnation de la partie perdante aux frais mentionnés <text:span text:style-name="T101">à l’article 475-1 du code de procédure pénale, 375 du code de procédure pénale ou 700 du code de procédure civile</text:span><text:span text:style-name="T102">,</text:span><text:span text:style-name="T103"> </text:span><text:span text:style-name="T104">en fonction de la nature de l’instance et </text:span><text:span text:style-name="T105">à hauteur du</text:span> montant total des honoraires facturés. <text:span text:style-name="T106">En cas de procédure devant la cour de cassation, l’avocat veille à demander pour les militaires la condamnation de la partie perdante aux frais mentionnés à l’article 618-1 du code de procédure pénale.</text:span></text:p>
      <text:p text:style-name="P72"/>
      <text:p text:style-name="P72"><text:soft-page-break/><text:span text:style-name="T81">S</text:span>i la partie succombante est condamnée au titre de l’<text:span text:style-name="T98">un de ces articles </text:span>à un montant plus important que celui du montant total des honoraires facturés, ce supplément sera reversé directement<text:span text:style-name="T89"> aux </text:span>militaire<text:span text:style-name="T89">s</text:span>.</text:p>
      <text:p text:style-name="P72"/>
      <text:p text:style-name="P72"><text:span text:style-name="T89">L’avocat</text:span><text:span text:style-name="T91"> </text:span>avisera la DGGN de tout versement par la partie perdant<text:span text:style-name="T107">e</text:span> des frais mentionnés au premier alinéa. Le montant de cette condamnation <text:span text:style-name="T108">pourra être</text:span> imputé sur les honoraires demandés à l'administration <text:span text:style-name="T108">s’ils n’ont pas été réglés, </text:span><text:span text:style-name="T81">après autorisation de prélèvement</text:span><text:span text:style-name="T108">.</text:span></text:p>
      <text:p text:style-name="P72"/>
      <text:p text:style-name="P73"><text:span text:style-name="T81">L</text:span>a DGGN pourra solliciter directement de <text:span text:style-name="T89">l’avocat</text:span><text:span text:style-name="T91"> </text:span>le remboursement de frais de procédure qui lui seraient versés par la partie adverse. <text:span text:style-name="T108">Un chèque à l’ordre du Trésor </text:span><text:span text:style-name="T98">p</text:span><text:span text:style-name="T108">ublic devra alors être édité et envoyé à la DGGN par voie postale à l’adresse :</text:span></text:p>
      <text:p text:style-name="P74"/>
      <text:p text:style-name="P75">Sous direction de l'accompagnement du personnel<text:line-break/>Bureau des recours et de la protection fonctionnelle<text:line-break/>4 rue Claude Bernard, CS 60003<text:line-break/>92136 ISSY LES MOULINEAUX cedex</text:p>
      <text:p text:style-name="P65"/>
      <text:p text:style-name="P65"/>
      <text:p text:style-name="P76">Article <text:span text:style-name="T109">6</text:span> – Voies de recours<text:span text:style-name="T40"> :</text:span></text:p>
      <text:p text:style-name="P77"/>
      <text:p text:style-name="P78">La prise en charge au titre de la protection juridique, des frais qui seraient engagés <text:span text:style-name="T99">en première instance, appel ou cassation</text:span> est soumise à l’accord préalable de <text:span text:style-name="T110">la DGGN</text:span> et fera l’objet, le cas échéant, d’une nouvelle convention.</text:p>
      <text:p text:style-name="P78"/>
      <text:p text:style-name="P78"/>
      <text:p text:style-name="P79">Article <text:span text:style-name="T111">7</text:span> - Frais et débours – déplacements<text:span text:style-name="T40"> :</text:span></text:p>
      <text:p text:style-name="P80"/>
      <text:p text:style-name="P81"><text:span text:style-name="T112">Les honoraires prévus par la présente convention rémunèrent la totalité des </text:span><text:span text:style-name="T113">actes</text:span><text:span text:style-name="T112"> effectués personnellement ou par un avocat substitué, associé ou collaborateur, ainsi que le fonctionnement courant de son cabinet (</text:span><text:span text:style-name="T114">ouverture de dossier, </text:span><text:span text:style-name="T112">secrétariat, téléphone, copies, courriers, archivage).</text:span></text:p>
      <text:p text:style-name="P82"/>
      <text:p text:style-name="P82">Outre le règlement des honoraires, la direction générale de la gendarmerie nationale s’acquitte des frais et débours payés à des tiers : actes et diligences facturés par les huissiers, contribution à l’aide juridique, timbre fiscal, droit de plaidoirie <text:span text:style-name="T115">(si l’avocat plaide pour plusieurs parties, un seul droit est dû conformément à l’article R.723-26-2 du code de la sécurité sociale)</text:span>, émoluments, honoraires et rémunération des techniciens (experts, consultants), <text:span text:style-name="T116">recours à un postulant, </text:span>qui sont remboursés sur présentation des factures ou justificatifs détaillés originaux <text:span text:style-name="T117">adressés à </text:span>la direction générale de la gendarmerie nationale et après sollicitation et accord exprès de <text:span text:style-name="T117">celle-ci.</text:span></text:p>
      <text:p text:style-name="P82"/>
      <text:p text:style-name="P83">Ces frais seront <text:span text:style-name="T118">réglés</text:span> par la direction générale de la gendarmerie nationale et répercutés le cas échéant sur la partie succombante au titre des dépens.</text:p>
      <text:p text:style-name="P83"/>
      <text:p text:style-name="P83"><text:span text:style-name="T105">En outre, l</text:span>es notes d’hôtel doivent comporter le nombre <text:span text:style-name="T105">de nuitées</text:span> et de repas pris à l’exclusion de tout montant <text:span text:style-name="T119">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9">par voie</text:span> routière est justifié par la copie du certificat d’immatriculation du véhicule utilisé <text:span text:style-name="T120">ainsi que les</text:span> <text:span text:style-name="T120">justificatifs de</text:span> péage. Il est indemnisé selon le <text:span text:style-name="T119">taux</text:span> de l’indemnité kilométrique définie par voie <text:span text:style-name="T119">réglementaire.</text:span></text:p>
      <text:p text:style-name="P84"><text:soft-page-break/></text:p>
      <text:p text:style-name="P37"/>
      <text:p text:style-name="P85">Article <text:span text:style-name="T111">8 –</text:span> <text:span text:style-name="T121">Facturation </text:span><text:span text:style-name="T122">:</text:span></text:p>
      <text:p text:style-name="P86"/>
      <text:p text:style-name="P87"><text:span text:style-name="T123">L’avocat </text:span><text:span text:style-name="T124">adressera à la D</text:span><text:span text:style-name="T125">G</text:span><text:span text:style-name="T124">GN un relevé d’identité bancaire, </text:span><text:span text:style-name="T126">un numéro SIRET (14 chiffres) </text:span><text:span text:style-name="T124">et ses factures, revêtues de sa signature, avec la mention des diligences accomplies sur la période concernée pour la défe</text:span><text:span text:style-name="T127">nse </text:span><text:span text:style-name="T128">des militaire</text:span><text:span text:style-name="T129">s</text:span><text:span text:style-name="T127">.</text:span></text:p>
      <text:p text:style-name="P88"/>
      <text:p text:style-name="P89">Les factures doivent <text:span text:style-name="T130">être libellées à l’ordre de la DGGN.</text:span></text:p>
      <text:p text:style-name="P90"/>
      <text:p text:style-name="P91">Les factures ne seront payées <text:span text:style-name="T131">qu’une fois</text:span> le service fait, <text:span text:style-name="T132">et sur présentation d’un justificatif,</text:span> dans la limite du forfait convenu à l’article <text:span text:style-name="T133">3-1 de la présente convention.</text:span></text:p>
      <text:p text:style-name="P91"/>
      <text:p text:style-name="P92"><text:span text:style-name="T134">Une provision à hauteur de 50 % du montant des honoraires de l’article 3-1 pourra toutefois être </text:span><text:span text:style-name="T135">réglée</text:span><text:span text:style-name="T134"> </text:span><text:span text:style-name="T135">au gré des justificatifs démontrant</text:span><text:span text:style-name="T134"> </text:span><text:span text:style-name="T135">les</text:span><text:span text:style-name="T134"> diligences effectuées.</text:span></text:p>
      <text:p text:style-name="P93"/>
      <text:p text:style-name="P94">{d.sgami.texteConvention:convCRLF}</text:p>
      <text:p text:style-name="P94"/>
      <text:p text:style-name="P91"/>
      <text:p text:style-name="P95">Article <text:span text:style-name="T111">9</text:span> – Contestation<text:span text:style-name="T40"> :</text:span></text:p>
      <text:p text:style-name="P96"/>
      <text:p text:style-name="P97"><text:span text:style-name="T136">E</text:span>n cas de contestation relative au contenu, à l’exécution, à l’interprétation, à la réalisation de la présente convention, le bâtonnier de l’ordre des avocats <text:span text:style-name="T137">compétent</text:span> pourra être saisi dans les formation<text:span text:style-name="T136">s</text:span> prévues pour la contestation des honoraires par le décret n° 91-1197 du 27 novembre 1991 organisant la profession d’avocat.</text:p>
      <text:p text:style-name="P97"/>
      <text:p text:style-name="P98">Pour une convention d’honoraires relative à une procédure devant la Cour de cassation, le président de l’ordre des avocats aux Conseils sera compétent<text:span text:style-name="T130">.</text:span></text:p>
      <text:p text:style-name="P97"/>
      <text:p text:style-name="P97">Il est saisi à la requête de la partie la plus diligente.</text:p>
      <text:p text:style-name="P97"/>
      <text:p text:style-name="P97"/>
      <text:p text:style-name="P95">Article <text:span text:style-name="T111">10</text:span> – Médiation<text:span text:style-name="T40"> :</text:span></text:p>
      <text:p text:style-name="P96"/>
      <text:p text:style-name="P89">La saisine du médiateur <text:span text:style-name="T106">compétent </text:span>ne peut intervenir qu’après avoir tenté au préalable de résoudre le litige auprès de <text:span text:style-name="T138">l’avocat</text:span><text:span text:style-name="T139"> </text:span><text:span text:style-name="T130">par une réclamation écrite.</text:span></text:p>
      <text:p text:style-name="P99"/>
      <text:p text:style-name="P99"/>
      <text:p text:style-name="P100">Article <text:span text:style-name="T62">11</text:span> – Protection des données<text:span text:style-name="T40"> :</text:span></text:p>
      <text:p text:style-name="P101"/>
      <text:p text:style-name="P102">Les informations recueillies durant le traitement de l’affaire <text:span text:style-name="T140">f</text:span>ont l’objet d’un traitement informatique destiné au suivi du dossier : consultation, rédaction d’actes juridiques. Le destinataire des données est Maître {d.avocat.prenom} {d.avocat.nom}.</text:p>
      <text:p text:style-name="P102"/>
      <text:p text:style-name="P102">Conformément aux articles 13 et 14 du règlement général sur la protection des données (RGPD) 2016/679 du Parlement européen et du Conseil du 27 avril 2016 et l’article 32 de la loi « informatique et libertés » du 6 janvier 1978 modifiée en 2004 :</text:p>
      <text:p text:style-name="P102"/>
      <text:p text:style-name="P102"><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2"/>
      <text:p text:style-name="P102">– Le destinataire est l’avocat qui traite le dossier, soit Maître {d.avocat.prenom} {d.avocat.nom}. Le destinataire pourra être un confrère, avocat correspondant ou postulant si son intervention est nécessaire.</text:p>
      <text:p text:style-name="P102"/>
      <text:p text:style-name="P102">– Ces données seront conservées <text:span text:style-name="T141">suivant la durée précisée en annexe</text:span> compter du dernier acte juridique réalisé dans ce dossier.</text:p>
      <text:p text:style-name="P102"/>
      <text:p text:style-name="P102">– <text:span text:style-name="T99">L</text:span><text:span text:style-name="T138">es </text:span><text:span text:style-name="T99">militaire</text:span><text:span text:style-name="T138">s</text:span><text:span text:style-name="T99"> bénéficie</text:span><text:span text:style-name="T138">nt</text:span><text:span text:style-name="T142"> </text:span>d’un droit d’accès, de rectification ou d’effacement de ces données personnelles qui peut être demandé par courriel ou courriel postal.</text:p>
      <text:p text:style-name="P102"/>
      <text:p text:style-name="P103">– <text:span text:style-name="T99">L</text:span><text:span text:style-name="T138">es </text:span><text:span text:style-name="T99">militaire</text:span><text:span text:style-name="T138">s</text:span><text:span text:style-name="T99"> bénéficie</text:span><text:span text:style-name="T138">nt</text:span><text:span text:style-name="T99"> </text:span>d’un droit de demander une limitation du traitement des données personnelles.</text:p>
      <text:p text:style-name="P102"/>
      <text:p text:style-name="P103">– <text:span text:style-name="T99">Le</text:span><text:span text:style-name="T138">s</text:span><text:span text:style-name="T99"> militaire</text:span><text:span text:style-name="T138">s</text:span><text:span text:style-name="T99"> bénéficie</text:span><text:span text:style-name="T138">nt</text:span><text:span text:style-name="T99"> </text:span>d’un droit de s’opposer <text:span text:style-name="T136">à tout moment, </text:span>au traitement des données personnelles et du droit à la portabilité de ces données.</text:p>
      <text:p text:style-name="P102"/>
      <text:p text:style-name="P103">– <text:span text:style-name="T99">Le</text:span><text:span text:style-name="T18">s </text:span><text:span text:style-name="T99">militaire</text:span><text:span text:style-name="T138">s</text:span><text:span text:style-name="T99"> peu</text:span><text:span text:style-name="T138">ven</text:span><text:span text:style-name="T99">t </text:span><text:span text:style-name="T121">retirer le consentement donné au traitement des données personnelles et ceci à tout moment en écrivant par courriel ou courrier postal.</text:span></text:p>
      <text:p text:style-name="P102"/>
      <text:p text:style-name="P104"><text:span text:style-name="T143">– </text:span><text:span text:style-name="T144">L</text:span><text:span text:style-name="T145">e</text:span><text:span text:style-name="T146">s </text:span><text:span text:style-name="T144">militaire</text:span><text:span text:style-name="T146">s</text:span><text:span text:style-name="T144"> peu</text:span><text:span text:style-name="T146">ven</text:span><text:span text:style-name="T144">t</text:span><text:span text:style-name="T147"> introduire une réclamation auprès de la CNIL (site internet : </text:span><text:a xlink:type="simple" xlink:href="http://www.cnil.fr/" text:style-name="Internet_20_link" text:visited-style-name="Visited_20_Internet_20_Link"><text:span text:style-name="T147">www.cnil.fr</text:span></text:a><text:span text:style-name="T147">) s'ils estiment que la protection des données personnelles n’a pas été assurée dans le cadre du traitement du dossier.</text:span></text:p>
      <text:p text:style-name="P102"/>
      <text:p text:style-name="P102"/>
      <text:p text:style-name="P105">Article 12 : Référencement de l’avocat<text:span text:style-name="T40"> :</text:span></text:p>
      <text:p text:style-name="P106"/>
      <text:p text:style-name="P107">Par la présente convention, <text:span text:style-name="T18">l’avocat </text:span><text:span text:style-name="T119">accepte que ses coordonnées soient référencées </text:span>dans la base de données de la DGGN pour être sollicité ultérieurement.</text:p>
      <text:p text:style-name="P107"/>
      <text:p text:style-name="P108"><text:span text:style-name="T148">L’avocat </text:span><text:span text:style-name="T149">est alors informé qu'il bénéficie c</text:span><text:span text:style-name="T134">onformément aux dispositions de l'article 32 de la loi « informatique et libertés » du 6 janvier 1978 modifiée, d'un droit d'accès et de rectification aux informations </text:span><text:span text:style-name="T150">le</text:span><text:span text:style-name="T134"> concern</text:span><text:span text:style-name="T150">a</text:span><text:span text:style-name="T134">nt. </text:span><text:span text:style-name="T151">Dans l’optique d’</text:span><text:span text:style-name="T134">exercer ce droit et obtenir communication des informations, </text:span><text:span text:style-name="T152">une</text:span><text:span text:style-name="T151"> demande devra être adressée</text:span><text:span text:style-name="T134"> au bureau des recours et de la protection fonctionnelle (BRPF) de la sous-direction de l'accompagnement du personnel (SDAP) de la direction générale de la gendarmerie nationale (DGGN).</text:span></text:p>
      <text:p text:style-name="P108"/>
      <text:p text:style-name="P109"><text:span text:style-name="T150">Po</text:span><text:span text:style-name="T134">ur des motifs légitimes, </text:span><text:span text:style-name="T150">il est également possible pour </text:span><text:span text:style-name="T153">l’avocat </text:span><text:span text:style-name="T154">de s’</text:span><text:span text:style-name="T134">opposer au traitement de</text:span><text:span text:style-name="T155"> se</text:span><text:span text:style-name="T134">s données et </text:span><text:span text:style-name="T150">d’</text:span><text:span text:style-name="T134">en informer le service précité.</text:span></text:p>
      <text:p text:style-name="P110"/>
      <text:p text:style-name="P111"/>
      <table:table table:name="Tableau1" table:style-name="Tableau1">
        <table:table-column table:style-name="Tableau1.A"/>
        <table:table-column table:style-name="Tableau1.B"/>
        <text:soft-page-break/>
        <table:table-row table:style-name="Tableau1.1">
          <table:table-cell table:style-name="Tableau1.A1" office:value-type="string">
            <text:p text:style-name="P112">L’avocat :</text:p>
            <text:p text:style-name="P113">Fait à :</text:p>
            <text:p text:style-name="P113">Le :</text:p>
            <text:p text:style-name="P113"/>
            <text:p text:style-name="P113"/>
            <text:p text:style-name="P113"/>
            <text:p text:style-name="P113"/>
            <text:p text:style-name="P113"/>
            <text:p text:style-name="P113"/>
            <text:p text:style-name="P113"/>
            <text:p text:style-name="P114"/>
          </table:table-cell>
          <table:table-cell table:style-name="Tableau1.A1" office:value-type="string">
            <text:p text:style-name="P115">Pour le ministre et par délégation,</text:p>
            <text:p text:style-name="P116">le colonel Matthieu Feisthauer,</text:p>
            <text:p text:style-name="P116">chef du bureau des recours et de</text:p>
            <text:p text:style-name="P117">la protection fonctionnelle</text:p>
            <text:p text:style-name="P118"/>
            <text:p text:style-name="P118"/>
            <text:p text:style-name="P118"/>
            <text:p text:style-name="P119"/>
            <text:p text:style-name="P119"/>
            <text:p text:style-name="P119"/>
            <text:p text:style-name="P119"/>
            <text:p text:style-name="P120"/>
            <text:p text:style-name="P121">ou</text:p>
            <text:p text:style-name="P121"/>
            <text:p text:style-name="P122">Pour le ministre et par délégation,</text:p>
            <text:p text:style-name="P123">le lieutenant-colonel <text:span text:style-name="T156">Jacques De Oliveira</text:span><text:span text:style-name="T157">,</text:span></text:p>
            <text:p text:style-name="P124"><text:span text:style-name="T157">adjoint au </text:span>chef du bureau des recours</text:p>
            <text:p text:style-name="P124">et de la protection fonctionnelle</text:p>
            <text:p text:style-name="P123"/>
            <text:p text:style-name="P123"/>
            <text:p text:style-name="P123"/>
            <text:p text:style-name="P123"/>
            <text:p text:style-name="P123"/>
            <text:p text:style-name="P123"/>
            <text:p text:style-name="P123"/>
            <text:p text:style-name="P123"/>
            <text:p text:style-name="P123"/>
            <text:p text:style-name="P123"/>
          </table:table-cell>
        </table:table-row>
      </table:table>
      <text:p text:style-name="P125"/>
      <text:p text:style-name="P126"><text:span text:style-name="T158">A</text:span><text:span text:style-name="T159">nnexe</text:span><text:span text:style-name="T141"> : Tableau de durée de conservation des données </text:span></text:p>
      <text:p text:style-name="P12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8">Finalité</text:p>
          </table:table-cell>
          <table:table-cell table:style-name="Tableau2.A1" office:value-type="string">
            <text:p text:style-name="P128">Base légale</text:p>
          </table:table-cell>
          <table:table-cell table:style-name="Tableau2.A1" office:value-type="string">
            <text:p text:style-name="P128">Catégories de données</text:p>
          </table:table-cell>
          <table:table-cell table:style-name="Tableau2.A1" office:value-type="string">
            <text:p text:style-name="P128">Catégories de personnes</text:p>
          </table:table-cell>
          <table:table-cell table:style-name="Tableau2.A1" office:value-type="string">
            <text:p text:style-name="P128">Durée</text:p>
          </table:table-cell>
        </table:table-row>
        <table:table-row table:style-name="Tableau2.1">
          <table:table-cell table:style-name="Tableau2.A2" office:value-type="string">
            <text:p text:style-name="P129">Prospection et animation</text:p>
          </table:table-cell>
          <table:table-cell table:style-name="Tableau2.B2" table:number-rows-spanned="3" office:value-type="string">
            <text:p text:style-name="P129">Intérêt légitime</text:p>
          </table:table-cell>
          <table:table-cell table:style-name="Tableau2.C2" office:value-type="string">
            <text:p text:style-name="P129">Identité (ID) /Etat civil (EC)</text:p>
            <text:p text:style-name="P129">Coordonnées (Coord.)</text:p>
          </table:table-cell>
          <table:table-cell table:style-name="Tableau2.D2" office:value-type="string">
            <text:p text:style-name="P129">Clients</text:p>
            <text:p text:style-name="P129">Prospects</text:p>
          </table:table-cell>
          <table:table-cell table:style-name="Tableau2.B2" office:value-type="string">
            <text:p text:style-name="P130">3 ans</text:p>
          </table:table-cell>
        </table:table-row>
        <table:table-row table:style-name="Tableau2.1">
          <table:table-cell table:style-name="Tableau2.A3" office:value-type="string">
            <text:p text:style-name="P129">Gestion de la relation avec ses clients et prospects </text:p>
          </table:table-cell>
          <table:covered-table-cell table:style-name="Tableau2.B2"/>
          <table:table-cell table:style-name="Tableau2.C3" office:value-type="string">
            <text:p text:style-name="P129">ID/EC, Coord.</text:p>
            <text:p text:style-name="P129">Vie personnelle/professionnelle</text:p>
          </table:table-cell>
          <table:table-cell table:style-name="Tableau2.D3" office:value-type="string">
            <text:p text:style-name="P129">Clients </text:p>
            <text:p text:style-name="P129">Prospects</text:p>
          </table:table-cell>
          <table:table-cell table:style-name="Tableau2.E3" office:value-type="string">
            <text:p text:style-name="P129">Durée la plus longue entre : durée de la relation contractuelle et durée ferme de 3 ans.</text:p>
          </table:table-cell>
        </table:table-row>
        <table:table-row table:style-name="Tableau2.1">
          <table:table-cell table:style-name="Tableau2.A4" office:value-type="string">
            <text:p text:style-name="P131">Organisation, inscription et invitation aux événements du cabinet</text:p>
          </table:table-cell>
          <table:covered-table-cell table:style-name="Tableau2.B2"/>
          <table:table-cell table:style-name="Tableau2.C4" office:value-type="string">
            <text:p text:style-name="P129">ID/EC, Coord.</text:p>
            <text:p text:style-name="P129">Vie perso/pro</text:p>
          </table:table-cell>
          <table:table-cell table:style-name="Tableau2.D4" office:value-type="string">
            <text:p text:style-name="P129">Clients </text:p>
            <text:p text:style-name="P129">Prospects</text:p>
            <text:p text:style-name="P129">Invités </text:p>
          </table:table-cell>
          <table:table-cell table:style-name="Tableau2.B2" office:value-type="string">
            <text:p text:style-name="P130">3 ans</text:p>
          </table:table-cell>
        </table:table-row>
        <table:table-row table:style-name="Tableau2.1">
          <table:table-cell table:style-name="Tableau2.A5" office:value-type="string">
            <text:p text:style-name="P129">Production, la gestion, le suivi des dossiers de ses clients </text:p>
          </table:table-cell>
          <table:table-cell table:style-name="Tableau2.B2" table:number-rows-spanned="3" office:value-type="string">
            <text:p text:style-name="P131">Exécution de mesures précontractuelles ou du contrat</text:p>
          </table:table-cell>
          <table:table-cell table:style-name="Tableau2.C5" office:value-type="string">
            <text:p text:style-name="P129">ID/EC</text:p>
            <text:p text:style-name="P129">Vie perso/pro Informations d’ordre économique et financier</text:p>
          </table:table-cell>
          <table:table-cell table:style-name="Tableau2.D5" office:value-type="string">
            <text:p text:style-name="P129">Clients</text:p>
          </table:table-cell>
          <table:table-cell table:style-name="Tableau2.E5" office:value-type="string">
            <text:p text:style-name="P129">Durée de la relation contractuelle augmentée des délais de prescription.</text:p>
          </table:table-cell>
        </table:table-row>
        <table:table-row table:style-name="Tableau2.1">
          <table:table-cell table:style-name="Tableau2.A6" office:value-type="string">
            <text:p text:style-name="P129">Facturation </text:p>
          </table:table-cell>
          <table:covered-table-cell table:style-name="Tableau2.B2"/>
          <table:table-cell table:style-name="Tableau2.C6" office:value-type="string">
            <text:p text:style-name="P129">ID/EC</text:p>
            <text:p text:style-name="P129">Infos éco/fin.</text:p>
          </table:table-cell>
          <table:table-cell table:style-name="Tableau2.D6" office:value-type="string">
            <text:p text:style-name="P129">Clients</text:p>
          </table:table-cell>
          <table:table-cell table:style-name="Tableau2.E6" office:value-type="string">
            <text:p text:style-name="P129">10 ans à compter de la date de clôture de l’exercice comptable au cours duquel la facture a été émise. </text:p>
          </table:table-cell>
        </table:table-row>
        <table:table-row table:style-name="Tableau2.1">
          <table:table-cell table:style-name="Tableau2.A7" office:value-type="string">
            <text:p text:style-name="P129">Recouvrement</text:p>
          </table:table-cell>
          <table:covered-table-cell table:style-name="Tableau2.B2"/>
          <table:table-cell table:style-name="Tableau2.C7" office:value-type="string">
            <text:p text:style-name="P129">ID/EC</text:p>
            <text:p text:style-name="P129">Infos éco/fin.</text:p>
          </table:table-cell>
          <table:table-cell table:style-name="Tableau2.D7" office:value-type="string">
            <text:p text:style-name="P129">Clients</text:p>
          </table:table-cell>
          <table:table-cell table:style-name="Tableau2.E7" office:value-type="string">
            <text:p text:style-name="P129">Jusqu’à complet paiement des honoraires.</text:p>
          </table:table-cell>
        </table:table-row>
        <table:table-row table:style-name="Tableau2.1">
          <table:table-cell table:style-name="Tableau2.A8" office:value-type="string">
            <text:p text:style-name="P131">Prévention du blanchiment et du financement du terrorisme et lutte contre la corruption </text:p>
          </table:table-cell>
          <table:table-cell table:style-name="Tableau2.B2" table:number-rows-spanned="2" office:value-type="string">
            <text:p text:style-name="P131">Respect d’obligations légales et réglementaires</text:p>
          </table:table-cell>
          <table:table-cell table:style-name="Tableau2.C8" office:value-type="string">
            <text:p text:style-name="P129">ID/EC</text:p>
            <text:p text:style-name="P129">Vie perso/pro</text:p>
            <text:p text:style-name="P129">Infos éco/fin.</text:p>
          </table:table-cell>
          <table:table-cell table:style-name="Tableau2.D8" office:value-type="string">
            <text:p text:style-name="P129">Clients</text:p>
          </table:table-cell>
          <table:table-cell table:style-name="Tableau2.E8" office:value-type="string">
            <text:p text:style-name="P129">5 ans après la fin des relations contractuelles avec le cabinet.</text:p>
          </table:table-cell>
        </table:table-row>
        <table:table-row table:style-name="Tableau2.1">
          <table:table-cell table:style-name="Tableau2.A9" office:value-type="string">
            <text:p text:style-name="P129">Comptabilité</text:p>
          </table:table-cell>
          <table:covered-table-cell table:style-name="Tableau2.B2"/>
          <table:table-cell table:style-name="Tableau2.C9" office:value-type="string">
            <text:p text:style-name="P129">ID/EC</text:p>
            <text:p text:style-name="P129">Infos éco/fin.</text:p>
          </table:table-cell>
          <table:table-cell table:style-name="Tableau2.D9" office:value-type="string">
            <text:p text:style-name="P129">Clients</text:p>
          </table:table-cell>
          <table:table-cell table:style-name="Tableau2.E9" office:value-type="string">
            <text:p text:style-name="P129">10 ans à compter de la clôture de l’exercice comptable.</text:p>
          </table:table-cell>
        </table:table-row>
      </table:table>
      <text:p text:style-name="P1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fo:font-size="9pt" officeooo:rsid="002a567c" officeooo:paragraph-rsid="0103c0fa" style:font-size-asian="9pt" style:font-size-complex="9pt"/>
    </style:style>
    <style:style style:name="MP4"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103c0fa"/>
    </style:style>
    <style:style style:name="MP5" style:family="paragraph" style:parent-style-name="Table_20_Contents">
      <style:paragraph-properties fo:margin-top="0cm" fo:margin-bottom="0.282cm" style:contextual-spacing="false" text:number-lines="false" text:line-number="0"/>
      <style:text-properties officeooo:paragraph-rsid="001649b1"/>
    </style:style>
    <style:style style:name="MP6"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7" style:family="paragraph" style:parent-style-name="Standard">
      <style:text-properties officeooo:paragraph-rsid="001649b1"/>
    </style:style>
    <style:style style:name="MP8" style:family="paragraph" style:parent-style-name="Normal_20__28_Web_29_" style:master-page-name="">
      <loext:graphic-properties draw:fill="none"/>
      <style:paragraph-properties fo:margin-left="0cm" fo:margin-right="-1.401cm" fo:margin-top="0.3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style:page-number="auto" fo:background-color="transparent" style:writing-mode="lr-tb">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9"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0"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1"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fo:hyphenate="false" fo:hyphenation-remain-char-count="2" fo:hyphenation-push-char-count="2" loext:hyphenation-no-caps="false" loext:hyphenation-no-last-word="false" loext:hyphenation-word-char-count="no-limit" loext:hyphenation-zone="no-limit"/>
    </style:style>
    <style:style style:name="MP12" style:family="paragraph" style:parent-style-name="Normal_20__28_Web_29_">
      <loext:graphic-properties draw:fill="none"/>
      <style:paragraph-properties fo:margin-left="0cm" fo:margin-right="-1.401cm" fo:margin-top="0cm" fo:margin-bottom="0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8.592cm" style:type="center"/>
          <style:tab-stop style:position="17.598cm" style:type="right"/>
        </style:tab-stops>
      </style:paragraph-properties>
      <style:text-properties officeooo:paragraph-rsid="001dfc20" fo:hyphenate="false" fo:hyphenation-remain-char-count="2" fo:hyphenation-push-char-count="2" loext:hyphenation-no-caps="false" loext:hyphenation-no-last-word="false" loext:hyphenation-word-char-count="no-limit" loext:hyphenation-zone="no-limit"/>
    </style:style>
    <style:style style:name="MP13" style:family="paragraph" style:parent-style-name="Footer">
      <loext:graphic-properties draw:fill="none"/>
      <style:paragraph-properties fo:margin-left="0cm" fo:margin-right="-1.401cm" fo:margin-top="0cm" fo:margin-bottom="0.199cm" style:contextual-spacing="false" fo:line-height="108%" fo:text-align="start" style:justify-single-word="false" fo:orphans="2" fo:widows="2" fo:hyphenation-ladder-count="no-limit" fo:hyphenation-keep="auto" loext:hyphenation-keep-type="column" loext:hyphenation-keep-line="false" fo:text-indent="0cm" style:auto-text-indent="false" fo:background-color="transparent" style:writing-mode="lr-tb">
        <style:tab-stops>
          <style:tab-stop style:position="17.598cm" style:type="right"/>
        </style:tab-stops>
      </style:paragraph-properties>
      <style:text-properties officeooo:paragraph-rsid="00103d33" fo:hyphenate="false" fo:hyphenation-remain-char-count="2" fo:hyphenation-push-char-count="2" loext:hyphenation-no-caps="false" loext:hyphenation-no-last-word="false" loext:hyphenation-word-char-count="no-limit" loext:hyphenation-zone="no-limit"/>
    </style:style>
    <style:style style:name="MP14"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fo:font-size="9pt" style:font-size-asian="9pt" style:font-size-complex="9pt"/>
    </style:style>
    <style:style style:name="MT2" style:family="text">
      <style:text-properties officeooo:rsid="0103c0fa"/>
    </style:style>
    <style:style style:name="MT3" style:family="text">
      <style:text-properties officeooo:rsid="0028b91e"/>
    </style:style>
    <style:style style:name="MT4" style:family="text">
      <style:text-properties officeooo:rsid="0034c45c"/>
    </style:style>
    <style:style style:name="MT5" style:family="text">
      <style:text-properties officeooo:rsid="002c26b3"/>
    </style:style>
    <style:style style:name="MT6" style:family="text">
      <style:text-properties officeooo:rsid="0077d474"/>
    </style:style>
    <style:style style:name="MT7" style:family="text">
      <style:text-properties officeooo:rsid="001645ad"/>
    </style:style>
    <style:style style:name="MT8" style:family="text">
      <style:text-properties officeooo:rsid="0016fc3a"/>
    </style:style>
    <style:style style:name="MT9" style:family="text">
      <style:text-properties style:font-name="Marianne2" fo:font-size="8pt" officeooo:rsid="001aa567" style:font-size-asian="8pt" style:font-name-complex="Calibri1" style:font-size-complex="8pt" style:font-weight-complex="bold"/>
    </style:style>
    <style:style style:name="MT10" style:family="text">
      <style:text-properties style:font-name="Calibri" fo:font-size="8pt" officeooo:rsid="001aa567" style:font-size-asian="8pt" style:font-name-complex="Calibri1" style:font-size-complex="8pt" style:font-weight-complex="bold"/>
    </style:style>
    <style:style style:name="MT11" style:family="text">
      <style:text-properties style:font-name="Marianne2" fo:font-size="8pt" officeooo:rsid="000f9801" style:font-size-asian="8pt" style:font-name-complex="Calibri1" style:font-size-complex="8pt" style:font-weight-complex="bold"/>
    </style:style>
    <style:style style:name="MT12" style:family="text">
      <style:text-properties style:font-name="Marianne2" fo:font-size="8pt" officeooo:rsid="0078bf6f" style:font-size-asian="8pt" style:font-name-complex="Calibri1" style:font-size-complex="8pt" style:font-weight-complex="bold"/>
    </style:style>
    <style:style style:name="MT13" style:family="text">
      <style:text-properties style:font-name="Marianne2" fo:font-size="8pt" officeooo:rsid="0027d76e" style:font-size-asian="8pt" style:font-name-complex="Calibri1" style:font-size-complex="8pt" style:font-weight-complex="bold"/>
    </style:style>
    <style:style style:name="MT14" style:family="text">
      <style:text-properties style:font-name="Marianne2" fo:font-size="8pt" officeooo:rsid="00d845f2" style:font-size-asian="8pt" style:font-name-complex="Calibri1" style:font-size-complex="8pt" style:font-weight-complex="bold"/>
    </style:style>
    <style:style style:name="MT15"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true" style:editable="false">
        <style:columns fo:column-count="2">
          <style:column style:rel-width="5515*" fo:start-indent="0cm" fo:end-indent="0.25cm"/>
          <style:column style:rel-width="4463*" fo:start-indent="0.25cm" fo:end-indent="0cm"/>
        </style:columns>
      </style:section-properties>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Convention n° {d.convention.numero} (dossier {d.dossier.numero})</text:span><text:line-break/><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Convention </text:span>n° {d.convention.numero} (dossier {d.dossier.numero})</text:p>
        <text:p text:style-name="MP4"><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5"><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6"/>
              <text:p text:style-name="MP6">Gendarmerie <text:span text:style-name="MT3">N</text:span>ationale</text:p>
            </table:table-cell>
          </table:table-row>
        </table:table>
        <text:p text:style-name="MP7"/>
      </style:header>
      <style:footer>
        <text:section text:style-name="MSect1" text:name="Section1">
          <text:p text:style-name="MP8"><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4">G</text:span>énérale de la <text:span text:style-name="MT4">G</text:span>endarmerie <text:span text:style-name="MT4">N</text:span>ational<text:span text:style-name="MT5">e </text:span></text:p>
          <text:p text:style-name="MP9">Direction des <text:span text:style-name="MT6">Ressources Humaines </text:span>de la Gendarmerie Nationale</text:p>
          <text:p text:style-name="MP9">Sous-Direction de l’Accompagnement du Personnel</text:p>
          <text:p text:style-name="MP9">Bureau des Recours et de la Protection Fonctionnelle</text:p>
          <text:p text:style-name="MP10">4, rue <text:span text:style-name="MT7">Claude-Bernard</text:span></text:p>
          <text:p text:style-name="MP11"><text:span text:style-name="MT8">CS 60003, </text:span>92136 Issy-les-Moulineaux</text:p>
          <text:p text:style-name="MP12"><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9">Standard</text:span><text:span text:style-name="MT10"> </text:span><text:span text:style-name="MT9">: 01 84 22 </text:span><text:span text:style-name="MT11">2</text:span><text:span text:style-name="MT12">8</text:span><text:span text:style-name="MT11"> </text:span><text:span text:style-name="MT13">0</text:span><text:span text:style-name="MT14">5</text:span></text:p>
          <text:p text:style-name="MP13"><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5">protection-fonctionnelle@gendarmerie.interieur.gouv.fr</text:span></text:span></text:p>
        </text:section>
        <text:p text:style-name="MP14"><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28T11:39:49.750693000</dc:date>
    <meta:editing-cycles>223</meta:editing-cycles>
    <meta:editing-duration>PT15H45M48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5" meta:word-count="2214" meta:character-count="14794" meta:non-whitespace-character-count="127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